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text-align="justify" style:justify-single-word="false" fo:text-indent="1.27cm" style:auto-text-indent="true"/>
    </style:style>
    <style:style style:name="P4" style:family="paragraph" style:parent-style-name="Standard" style:list-style-name="L2">
      <style:paragraph-properties fo:margin-left="0cm" fo:margin-right="0cm" fo:text-align="justify" style:justify-single-word="false" fo:text-indent="1.27cm" style:auto-text-indent="true"/>
    </style:style>
    <style:style style:name="P5" style:family="paragraph" style:parent-style-name="Standard">
      <style:paragraph-properties fo:margin-left="0cm" fo:margin-right="0cm" fo:text-align="center" style:justify-single-word="false" fo:text-indent="1.27cm" style:auto-text-indent="tru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раница «Пользователям»</text:p>
      <text:p text:style-name="P1"/>
      <text:p text:style-name="P1"/>
      <text:list xml:id="list3065428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">Верхняя строка остается та же.</text:p>
                                        </text:list-item>
                                        <text:list-item>
                                          <text:p text:style-name="P2">Нижняя строка остается та же.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>Содержание страницы:</text:p>
      <text:p text:style-name="P5"/>
      <text:p text:style-name="P5">Уважаемые пользователи!</text:p>
      <text:p text:style-name="P3">Эта страница для тех, кто хочет купить товар.</text:p>
      <text:p text:style-name="P3">Наш сайт создан, чтобы облегчить Вам поиск необходимого товара. Набрав в строке поиска названия товара (к примеру, <text:span text:style-name="T1">Nokia 2220</text:span><text:span text:style-name="T2">), Вы получите информацию о:</text:span></text:p>
      <text:list xml:id="list31207366" text:style-name="L2">
        <text:list-item>
          <text:p text:style-name="P4"><text:span text:style-name="T2">продавце — интернет адрес продавца, по которому вы сможете перейти на его «Главную страницу»;</text:span></text:p>
        </text:list-item>
        <text:list-item>
          <text:p text:style-name="P4"><text:span text:style-name="T2">наименование товара — кликнув на наименовании товара, Вы сможете перейти на страницу продавца, где он предлагает к продаже, выбранный Вами, товар;</text:span></text:p>
        </text:list-item>
        <text:list-item>
          <text:p text:style-name="P4"><text:span text:style-name="T2">стоимость товара в грн. - это стоимость товара, которую продавец заявил на своем сайте в начале рабочего дня (обращаем Ваше внимание, что продавец может изменять свои цены в течение дня. В любом случае, Вы всегда имеете возможность перейти на страницу товара продавца);</text:span></text:p>
        </text:list-item>
        <text:list-item>
          <text:p text:style-name="P4"><text:span text:style-name="T2">стоимость товара в у.е. - это стоимость товара, которую продавец заявил на своем сайте в начале рабочего дня (обращаем Ваше внимание, что продавец может изменять свои цены в течение дня. В любом случае, Вы всегда имеете возможность перейти на страницу товара продавца). Если на сайте продавца отсутствует цена товара в у.е., то на нашем сайте размещается цена расчитанная по среднему коммерческому курсу;</text:span></text:p>
        </text:list-item>
        <text:list-item>
          <text:p text:style-name="P4"><text:span text:style-name="T2">возможность доставки товара продавцом и ее стоимость — кликнув на этой информации, Вы сможете перейти на страницу продавца, где он предлагает свои услуги по доставке товара. Эта информация обновляется по продавцу раз в месяц.</text:span></text:p>
        </text:list-item>
      </text:list>
      <text:p text:style-name="P3"><text:span text:style-name="T2">Пользоваться нашим сайтом довольно просто. На сайте размещается минимум отвлекающей Вас информации. Введя наименование товара в строке поиска, и нажав кнопку поиска, Вы переходите на страницу, где сформирован список найденных продавцов товара. Список формируется начиная с минимальной, заявленной продавцом, цены товара (в грн.), и продолжается по мере возрастания цены. С описанием товара Вы можете ознакомиться на сайте продавца.</text:span></text:p>
      <text:p text:style-name="P3"><text:span text:style-name="T2">Удачного Вам поиска!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Руслан Куц</meta:initial-creator>
    <meta:creation-date>2010-09-22T10:52:00.90</meta:creation-date>
    <dc:date>2010-09-22T13:35:52.09</dc:date>
    <dc:creator>Руслан Куц</dc:creator>
    <meta:editing-duration>PT02H11M00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1" meta:paragraph-count="14" meta:word-count="288" meta:character-count="1921"/>
  </office:meta>
</office:document-meta>
</file>